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 math:stretchy="false">(</math:mo>
            <math:mrow>
              <math:mi>tan</math:mi>
              <math:mrow>
                <math:mo math:stretchy="false">(</math:mo>
                <math:mi>x</math:mi>
                <math:mo math:stretchy="false">)</math:mo>
              </math:mrow>
            </math:mrow>
            <math:mo math:stretchy="false">)</math:mo>
          </math:mrow>
          <math:mi>'</math:mi>
        </math:mrow>
      </math:mtr>
      <math:mtr/>
      <math:mtr>
        <math:mrow>
          <math:mrow>
            <math:mi/>
            <math:mo math:stretchy="false">=</math:mo>
            <math:mrow>
              <math:mo math:stretchy="false">(</math:mo>
              <math:mfrac>
                <math:mrow>
                  <math:mi math:fontstyle="italic">sen</math:mi>
                  <math:mrow>
                    <math:mo math:stretchy="false">(</math:mo>
                    <math:mi>x</math:mi>
                    <math:mo math:stretchy="false">)</math:mo>
                  </math:mrow>
                </math:mrow>
                <math:mrow>
                  <math:mi>cos</math:mi>
                  <math:mrow>
                    <math:mo math:stretchy="false">(</math:mo>
                    <math:mi>x</math:mi>
                    <math:mo math:stretchy="false">)</math:mo>
                  </math:mrow>
                </math:mrow>
              </math:mfrac>
              <math:mo math:stretchy="false">)</math:mo>
            </math:mrow>
          </math:mrow>
          <math:mi>'</math:mi>
        </math:mrow>
      </math:mtr>
      <math:mtr/>
      <math:mtr>
        <math:mrow>
          <math:mi/>
          <math:mo math:stretchy="false">=</math:mo>
          <math:mfrac>
            <math:mrow>
              <math:mi>cos</math:mi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∗</math:mo>
                <math:mi>cos</math:mi>
              </math:mrow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−</math:mo>
                <math:mrow>
                  <math:mrow>
                    <math:mo math:stretchy="false">(</math:mo>
                    <math:mrow>
                      <math:mrow>
                        <math:mo math:stretchy="false">−</math:mo>
                        <math:mi math:fontstyle="italic">sen</math:mi>
                      </math:mrow>
                      <math:mrow>
                        <math:mo math:stretchy="false">(</math:mo>
                        <math:mi>x</math:mi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∗</math:mo>
                  <math:mi math:fontstyle="italic">sen</math:mi>
                </math:mrow>
              </math:mrow>
              <math:mrow>
                <math:mo math:stretchy="false">(</math:mo>
                <math:mi>x</math:mi>
                <math:mo math:stretchy="false">)</math:mo>
              </math:mrow>
            </math:mrow>
            <math:mrow>
              <math:msup>
                <math:mi>cos</math:mi>
                <math:mn>2</math:mn>
              </math:msup>
              <math:mrow>
                <math:mo math:stretchy="false">(</math:mo>
                <math:mi>x</math:mi>
                <math:mo math:stretchy="false">)</math:mo>
              </math:mrow>
            </math:mrow>
          </math:mfrac>
        </math:mrow>
      </math:mtr>
      <math:mtr/>
      <math:mtr>
        <math:mrow>
          <math:mi/>
          <math:mo math:stretchy="false">=</math:mo>
          <math:mfrac>
            <math:mrow>
              <math:msup>
                <math:mi>cos</math:mi>
                <math:mn>2</math:mn>
              </math:msup>
              <math:mrow>
                <math:mrow>
                  <math:mo math:stretchy="false">(</math:mo>
                  <math:mi>x</math:mi>
                  <math:mo math:stretchy="false">)</math:mo>
                </math:mrow>
                <math:mo math:stretchy="false">+</math:mo>
                <math:msup>
                  <math:mi math:fontstyle="italic">sen</math:mi>
                  <math:mn>2</math:mn>
                </math:msup>
              </math:mrow>
              <math:mrow>
                <math:mo math:stretchy="false">(</math:mo>
                <math:mi>x</math:mi>
                <math:mo math:stretchy="false">)</math:mo>
              </math:mrow>
            </math:mrow>
            <math:mrow>
              <math:msup>
                <math:mi>cos</math:mi>
                <math:mn>2</math:mn>
              </math:msup>
              <math:mrow>
                <math:mo math:stretchy="false">(</math:mo>
                <math:mi>x</math:mi>
                <math:mo math:stretchy="false">)</math:mo>
              </math:mrow>
            </math:mrow>
          </math:mfrac>
        </math:mrow>
      </math:mtr>
      <math:mtr/>
      <math:mtr>
        <math:mrow>
          <math:mrow>
            <math:mi/>
            <math:mo math:stretchy="false">=</math:mo>
            <math:mrow>
              <math:mn>1</math:mn>
              <math:mo math:stretchy="false">+</math:mo>
              <math:msup>
                <math:mi>tan</math:mi>
                <math:mn>2</math:mn>
              </math:msup>
            </math:mrow>
          </math:mrow>
          <math:mrow>
            <math:mo math:stretchy="false">(</math:mo>
            <math:mi>x</math:mi>
            <math:mo math:stretchy="false">)</math:mo>
          </math:mrow>
        </math:mrow>
      </math:mtr>
    </math:mtable>
    <math:annotation math:encoding="StarMath 5.0">(tan(x))'
newline
newline
`=({sen(x)} over {cos(x)})'
newline
newline
`={cos(x)*cos(x) - (-sen(x))*sen(x)} over {cos^2(x)}
newline
newline
`={cos^2(x) + sen^2(x)} over {cos^2(x)}
newline
newline
`=1 + tan^2(x)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Manuel Emilio Vargas Herrera</meta:initial-creator>
    <meta:creation-date>2014-08-19T08:49:25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